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OutWsdl1Interceptor.JbiOutWsdl1Intercepto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biOutWsdl1Interceptor.handleMessage( SoapMessage messag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JbiOutWsdl1Interceptor.addOperationNode( Message message , XMLStreamWriter xml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biOutWsdl1Interceptor.getRPCPartWrapper( BindingMessageInfo msg , Element element , SoapMessage message , XMLStreamWriter xmlWri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biOutWsdl1Interceptor.getPartsContent( SoapMessage message , Element element , Element partWrapper , BindingMessageInfo ms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biOutWsdl1Interceptor.saveLaterUsedNS( 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